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0.9cm"/>
    </style:style>
    <style:style style:name="Tabella1.E" style:family="table-column">
      <style:table-column-properties style:column-width="4.18cm"/>
    </style:style>
    <style:style style:name="Tabella1.F" style:family="table-column">
      <style:table-column-properties style:column-width="1.72cm"/>
    </style:style>
    <style:style style:name="Tabella1.G" style:family="table-column">
      <style:table-column-properties style:column-width="0.513cm"/>
    </style:style>
    <style:style style:name="Tabella1.H" style:family="table-column">
      <style:table-column-properties style:column-width="0.826cm"/>
    </style:style>
    <style:style style:name="Tabella1.I" style:family="table-column">
      <style:table-column-properties style:column-width="2.598cm"/>
    </style:style>
    <style:style style:name="Tabella1.J" style:family="table-column">
      <style:table-column-properties style:column-width="3.15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I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6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J26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9" style:family="table-row">
      <style:table-row-properties style:min-row-height="0.504cm"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1982d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0pt" fo:font-weight="bold" officeooo:paragraph-rsid="0016d22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31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paragraph-rsid="002ff2f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end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982d0"/>
    </style:style>
    <style:style style:name="T9" style:family="text">
      <style:text-properties style:use-window-font-color="true" fo:font-style="normal" style:text-underline-style="none" officeooo:rsid="0015a6cf" style:font-name-asian="SimSun" style:font-style-asian="normal" style:font-name-complex="Tahoma" style:font-style-complex="normal"/>
    </style:style>
    <style:style style:name="T10" style:family="text">
      <style:text-properties officeooo:rsid="001e95a7"/>
    </style:style>
    <style:style style:name="T11" style:family="text">
      <style:text-properties officeooo:rsid="002ef9dd"/>
    </style:style>
    <style:style style:name="T12" style:family="text">
      <style:text-properties officeooo:rsid="0031f7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office:value-type="string">
            <text:p text:style-name="P24">Progressivo</text:p>
          </table:table-cell>
          <table:table-cell table:style-name="Tabella1.A1" office:value-type="string">
            <text:p text:style-name="P24">Data</text:p>
          </table:table-cell>
          <table:table-cell table:style-name="Tabella1.A1" table:number-columns-spanned="4" office:value-type="string">
            <text:p text:style-name="P24">Fornitore</text:p>
          </table:table-cell>
          <table:covered-table-cell/>
          <table:covered-table-cell/>
          <table:covered-table-cell/>
          <table:table-cell table:style-name="Tabella1.G1" table:number-columns-spanned="4" office:value-type="string">
            <text:p text:style-name="P24">DDT / Fattura n°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4"><text:placeholder text:placeholder-type="text">&lt;o.ref&gt;</text:placeholder></text:p>
          </table:table-cell>
          <table:table-cell table:style-name="Tabella1.B2" office:value-type="string">
            <text:p text:style-name="P34"><text:placeholder text:placeholder-type="text">&lt;formatLang(o.insert_date, date=True)&gt;</text:placeholder></text:p>
          </table:table-cell>
          <table:table-cell table:style-name="Tabella1.C2" table:number-columns-spanned="4" office:value-type="string">
            <text:p text:style-name="P34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G2" table:number-columns-spanned="4" office:value-type="string">
            <text:p text:style-name="P32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5" office:value-type="string">
            <text:p text:style-name="P25">Tipo</text:p>
          </table:table-cell>
          <table:covered-table-cell/>
          <table:covered-table-cell/>
          <table:covered-table-cell/>
          <table:covered-table-cell/>
          <table:table-cell table:style-name="Tabella1.F4" table:number-columns-spanned="5" office:value-type="string">
            <text:p text:style-name="P25">Origin<text:span text:style-name="T11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5" office:value-type="string">
            <text:p text:style-name="P35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F5" table:number-columns-spanned="5" office:value-type="string">
            <text:p text:style-name="P20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8" office:value-type="string">
            <text:p text:style-name="P36">Prodo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F4" table:number-columns-spanned="2" office:value-type="string">
            <text:p text:style-name="P33">Quantità</text:p>
          </table:table-cell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35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38"><text:placeholder text:placeholder-type="text">&lt;"%s" % ([item.qty_arrived for item in o.acceptation_id.line_ids if item.conformed_id.id == o.id][-1])&gt;</text:placeholder></text:p>
          </table:table-cell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F4" table:number-columns-spanned="10" office:value-type="string">
            <text:p text:style-name="P10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0" office:value-type="string">
            <text:p text:style-name="P18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4" table:number-columns-spanned="4" office:value-type="string">
            <text:p text:style-name="P26">Lotto assegnato interno</text:p>
          </table:table-cell>
          <table:covered-table-cell/>
          <table:covered-table-cell/>
          <table:covered-table-cell/>
          <table:table-cell table:style-name="Tabella1.A4" table:number-columns-spanned="3" office:value-type="string">
            <text:p text:style-name="P26"><text:span text:style-name="T12">L</text:span>otto reale</text:p>
          </table:table-cell>
          <table:covered-table-cell/>
          <table:covered-table-cell/>
          <table:table-cell table:style-name="Tabella1.F4" table:number-columns-spanned="3" office:value-type="string">
            <text:p text:style-name="P26">Lotto Etichetta</text:p>
          </table:table-cell>
          <table:covered-table-cell/>
          <table:covered-table-cell/>
        </table:table-row>
        <table:table-row table:style-name="Tabella1.13">
          <table:table-cell table:style-name="Tabella1.A14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ella1.A14" table:number-columns-spanned="3" office:value-type="string">
            <text:p text:style-name="P23"><text:span text:style-name="T9"><text:placeholder text:placeholder-type="text">&lt;if test="not get_context_parameter('customer')"&gt;</text:placeholder></text:span><text:span text:style-name="T6"><text:placeholder text:placeholder-type="text">&lt;o.lot_id.name if o.lot_id else ''&gt;</text:placeholder></text:span><text:span text:style-name="T9"><text:placeholder text:placeholder-type="text">&lt;/if&gt;</text:placeholder></text:span></text:p>
          </table:table-cell>
          <table:covered-table-cell/>
          <table:covered-table-cell/>
          <table:table-cell table:style-name="Tabella1.H14" table:number-columns-spanned="3" office:value-type="string">
            <text:p text:style-name="P19"><text:placeholder text:placeholder-type="text">&lt;o.label_lot if o.label_lot else ''&gt;</text:placeholder></text:p>
          </table:table-cell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10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3">Tipo</text:p>
          </table:table-cell>
          <table:covered-table-cell/>
          <table:covered-table-cell/>
          <table:table-cell table:style-name="Tabella1.A18" table:number-columns-spanned="5" office:value-type="string">
            <text:p text:style-name="P14">Oggetto<text:placeholder text:placeholder-type="text">&lt;" / Cause evidenziate" if get_context_parameter('customer') else ""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13">Quantità</text:p>
          </table:table-cell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2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9"><text:placeholder text:placeholder-type="text">&lt;get_selection_item(l, 'type') if l.type else ''&gt;</text:placeholder></text:p>
          </table:table-cell>
          <table:covered-table-cell/>
          <table:covered-table-cell/>
          <table:table-cell table:style-name="Tabella1.A18" table:number-columns-spanned="5" office:value-type="string">
            <text:p text:style-name="P19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19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31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6" table:number-columns-spanned="3" office:value-type="string">
            <text:p text:style-name="P15">Tipo</text:p>
          </table:table-cell>
          <table:covered-table-cell/>
          <table:covered-table-cell/>
          <table:table-cell table:style-name="Tabella1.A26" table:number-columns-spanned="4" office:value-type="string">
            <text:p text:style-name="P15">Descrizione interna</text:p>
          </table:table-cell>
          <table:covered-table-cell/>
          <table:covered-table-cell/>
          <table:covered-table-cell/>
          <table:table-cell table:style-name="Tabella1.A26" table:number-columns-spanned="2" office:value-type="string">
            <text:p text:style-name="P15">Protocollo</text:p>
          </table:table-cell>
          <table:covered-table-cell/>
          <table:table-cell table:style-name="Tabella1.J26" office:value-type="string">
            <text:p text:style-name="P15">Data Prot.</text:p>
          </table:table-cell>
        </table:table-row>
        <table:table-row table:style-name="Tabella1.13">
          <table:table-cell table:style-name="Tabella1.A12" table:number-columns-spanned="10" office:value-type="string">
            <text:p text:style-name="P12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9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8" table:number-columns-spanned="4" office:value-type="string">
            <text:p text:style-name="P19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18" table:number-columns-spanned="2" office:value-type="string">
            <text:p text:style-name="P21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21"><text:placeholder text:placeholder-type="text">&lt;formatLang(l.prot_date, date=True) if l.prot_date else ''&gt;</text:placeholder></text:p>
          </table:table-cell>
        </table:table-row>
        <table:table-row table:style-name="Tabella1.29">
          <table:table-cell table:style-name="Tabella1.A12" table:number-columns-spanned="10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if test="o.note_RAQ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3">
          <table:table-cell table:style-name="Tabella1.F4" table:number-columns-spanned="10" office:value-type="string">
            <text:p text:style-name="P10">Note <text:span text:style-name="T10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10">Note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8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T8" style:family="text">
      <style:text-properties officeooo:rsid="001982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2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5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6"><text:placeholder text:placeholder-type="text">&lt;if test="o.state in ('saw', 'closed')"&gt;</text:placeholder></text:p>
        <text:p text:style-name="MP7"><text:span text:style-name="MT8"><text:tab/>Responsabile della Qualità<text:line-break/><text:tab/><text:tab/></text:span><text:span text:style-name="MT8"><draw:frame draw:style-name="Mfr3" draw:name="Immagine1" text:anchor-type="as-char" svg:width="5.001cm" style:rel-width="25%" svg:height="1.02cm" style:rel-height="51%" draw:z-index="3"><draw:image xlink:href="Pictures/10000000000000A8000000285DF9493B.png" xlink:type="simple" xlink:show="embed" xlink:actuate="onLoad"/></draw:frame></text:span><text:span text:style-name="MT8"><text:tab/><text:line-break/></text:span><text:placeholder text:placeholder-type="text">&lt;/if&gt;</text:placeholder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5T23:57:29.628519184</dc:date>
    <meta:editing-duration>P1DT15H35M21S</meta:editing-duration>
    <meta:editing-cycles>406</meta:editing-cycles>
    <meta:generator>LibreOffice/4.3.3.2$Linux_X86_64 LibreOffice_project/430m0$Build-2</meta:generator>
    <dc:creator>thebrush </dc:creator>
    <meta:document-statistic meta:table-count="1" meta:image-count="3" meta:object-count="0" meta:page-count="2" meta:paragraph-count="58" meta:word-count="216" meta:character-count="1820" meta:non-whitespace-character-count="1621"/>
    <meta:user-defined meta:name="Info 1"/>
    <meta:user-defined meta:name="Info 2"/>
    <meta:user-defined meta:name="Info 3"/>
    <meta:user-defined meta:name="Info 4"/>
  </office:meta>
</office:document-meta>
</file>